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dummyenemy" table:style-name="ta1"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7"/>
          <table:table-cell office:value-type="string" calcext:value-type="string">
            <text:p>Übersetzung</text:p>
          </table:table-cell>
          <table:table-cell/>
        </table:table-row>
        <table:table-row table:style-name="ro1">
          <table:table-cell office:value-type="string" calcext:value-type="string">
            <text:p>Zeilennummer 644: "* Skip/%",</text:p>
          </table:table-cell>
          <table:table-cell table:number-columns-repeated="7"/>
          <table:table-cell office:value-type="string" calcext:value-type="string">
            <text:p>Zeilennummer 644: "* Skip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Siehst du das \\cRHERZ\\cW, Kris?/",</text:p>
          </table:table-cell>
          <table:table-cell table:number-columns-repeated="7"/>
          <table:table-cell office:value-type="string" calcext:value-type="string">
            <text:p>Zeilennummer 644: "\\E0* See that \\cRHEART\\cW, Kris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Das ist deine \\cRSEELE\\cW, das wichtigste deines seins!/",</text:p>
          </table:table-cell>
          <table:table-cell table:number-columns-repeated="7"/>
          <table:table-cell office:value-type="string" calcext:value-type="string">
            <text:p>Zeilennummer 644: "* That's your \\cRSOUL\\cW, the culmination of your being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B* Und sie besitzt^1, dein WILLE..^1. dein ERBAMEN.../",</text:p>
          </table:table-cell>
          <table:table-cell table:number-columns-repeated="7"/>
          <table:table-cell office:value-type="string" calcext:value-type="string">
            <text:p>Zeilennummer 644: "\\EB* Within^1, it holds your WILL..^1. your COMPASSION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... und das Schicksal der Welt. (Yay)/",</text:p>
          </table:table-cell>
          <table:table-cell table:number-columns-repeated="7"/>
          <table:table-cell office:value-type="string" calcext:value-type="string">
            <text:p>Zeilennummer 644: "\\E1* ... and the FATE of the world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B* Wird es getroffen^1, verlierst Du HP./",</text:p>
          </table:table-cell>
          <table:table-cell table:number-columns-repeated="7"/>
          <table:table-cell office:value-type="string" calcext:value-type="string">
            <text:p>Zeilennummer 644: "\\EB* If it gets hit^1, you and your friends will lose HP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3* erreichen deine HP 0^1, verlierst du den Kampf. (Und wir sind verdammt)/",</text:p>
          </table:table-cell>
          <table:table-cell table:number-columns-repeated="7"/>
          <table:table-cell office:value-type="string" calcext:value-type="string">
            <text:p>Zeilennummer 644: "\\E3* If everyone's HP reaches 0^1, we'll lose the battl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Also^1, pass bitte auf die Aktionen der Feinde auf./",</text:p>
          </table:table-cell>
          <table:table-cell table:number-columns-repeated="7"/>
          <table:table-cell office:value-type="string" calcext:value-type="string">
            <text:p>Zeilennummer 644: "\\E0* So^1, please take care to avoid the enemy's attack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Bereit^1?&amp;* versuchen wir auszuweichen!/%",</text:p>
          </table:table-cell>
          <table:table-cell table:number-columns-repeated="7"/>
          <table:table-cell office:value-type="string" calcext:value-type="string">
            <text:p>Zeilennummer 644: "\\E8* Ready^1?&amp;* Let's try dodging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Kris^1 Das ist der \\cYSCHUTZ\\cW.^1&amp;* Damit sellst du TP her und reduzierst schaden./",</text:p>
          </table:table-cell>
          <table:table-cell table:number-columns-repeated="7"/>
          <table:table-cell office:value-type="string" calcext:value-type="string">
            <text:p>Zeilennummer 644: "\\E0* That's DEFENDING^1, Kris^1.&amp;* You'll recover TP and take less damag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Zuerst solltest du eine ATTACKE ausprobieren./%",</text:p>
          </table:table-cell>
          <table:table-cell table:number-columns-repeated="7"/>
          <table:table-cell office:value-type="string" calcext:value-type="string">
            <text:p>Zeilennummer 644: "\\E8* You should learn to ATTACK first^1, though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Hui^1, Kris^1!&amp;* du bist gut in der Verteidigung!/",</text:p>
          </table:table-cell>
          <table:table-cell table:number-columns-repeated="7"/>
          <table:table-cell office:value-type="string" calcext:value-type="string">
            <text:p>Zeilennummer 644: "\\E8* Gee^1, Kris^1!&amp;* You sure are good at defending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Ich greif dich nicht an^1, du^1, brauchst deshalb...&amp;* keine Verteidigung!/%",</text:p>
          </table:table-cell>
          <table:table-cell table:number-columns-repeated="7"/>
          <table:table-cell office:value-type="string" calcext:value-type="string">
            <text:p>Zeilennummer 644: "\\E6* I'm not attacking^1, you^1, though, so...&amp;* No need to defend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Ühmm..^1.&amp;* Kris?/",</text:p>
          </table:table-cell>
          <table:table-cell table:number-columns-repeated="7"/>
          <table:table-cell office:value-type="string" calcext:value-type="string">
            <text:p>Zeilennummer 644: "\\E1* Ummm..^1.&amp;* Kris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Hier sind keine Geschosse^1 UND TP kannst du nicht verwenden.../",</text:p>
          </table:table-cell>
          <table:table-cell table:number-columns-repeated="7"/>
          <table:table-cell office:value-type="string" calcext:value-type="string">
            <text:p>Zeilennummer 644: "\\E8* There are no bullets^1, and you can't use TP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So^1, ühm^1, kannst du das bitte sein lassen?/%",</text:p>
          </table:table-cell>
          <table:table-cell table:number-columns-repeated="7"/>
          <table:table-cell office:value-type="string" calcext:value-type="string">
            <text:p>Zeilennummer 644: "\\E8* So^1, umm^1, maybe you could stop defending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9* .../%",</text:p>
          </table:table-cell>
          <table:table-cell table:number-columns-repeated="7"/>
          <table:table-cell office:value-type="string" calcext:value-type="string">
            <text:p>Zeilennummer 644: "\\E9* 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Autsch^1, ist OK^1, Kris^1! Du lernst noch!/",</text:p>
          </table:table-cell>
          <table:table-cell table:number-columns-repeated="7"/>
          <table:table-cell office:value-type="string" calcext:value-type="string">
            <text:p>Zeilennummer 644: "\\E6* Ouch^1, it's OK^1, Kris^1! You're still learning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Gut^1, Kris^1!&amp;* Du bist ein Naturtalent!/",</text:p>
          </table:table-cell>
          <table:table-cell table:number-columns-repeated="7"/>
          <table:table-cell office:value-type="string" calcext:value-type="string">
            <text:p>Zeilennummer 644: "* Great job^1, Kris^1!&amp;* You're a natural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Aufjedenfall^1, nach der feindlichen Runde^1, bist du dran^1, Kris!/",</text:p>
          </table:table-cell>
          <table:table-cell table:number-columns-repeated="7"/>
          <table:table-cell office:value-type="string" calcext:value-type="string">
            <text:p>Zeilennummer 644: "\\E8* Anyhow^1, after the enemy attacks^1, it's our turn^1, Kris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Zuerst^1, zeige ich dir wie man \\cYKAMPF\\cW (\\I0 <text:s text:c="3"/>) verwendet./",</text:p>
          </table:table-cell>
          <table:table-cell table:number-columns-repeated="7"/>
          <table:table-cell office:value-type="string" calcext:value-type="string">
            <text:p>Zeilennummer 644: "\\E0* First^1, I'll teach you how to \\cYFIGHT\\cW (\\I0 <text:s text:c="3"/>)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Das \\cYKämpfen\\cW brauchen wir eigentlich nicht.../",</text:p>
          </table:table-cell>
          <table:table-cell table:number-columns-repeated="7"/>
          <table:table-cell office:value-type="string" calcext:value-type="string">
            <text:p>Zeilennummer 644: "\\E1* Though \\cYFIGHTing\\cW is unnecessary in this world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Aber jetzt darfst du's mal ausprobieren!/%",</text:p>
          </table:table-cell>
          <table:table-cell table:number-columns-repeated="7"/>
          <table:table-cell office:value-type="string" calcext:value-type="string">
            <text:p>Zeilennummer 644: "\\E8* There's no harm in a thorough lesson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Versuch es!&amp;(\\I0 <text:s text:c="2"/>)",</text:p>
          </table:table-cell>
          <table:table-cell table:number-columns-repeated="7"/>
          <table:table-cell office:value-type="string" calcext:value-type="string">
            <text:p>Zeilennummer 644: "* Let's try FIGHTing!&amp; <text:s/>(\\I0 <text:s text:c="2"/>)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PUPPE - ANG 0 VER 0&amp;* Baumwollherz und Knopfauge&amp;* Sieht flauschig aus./%",</text:p>
          </table:table-cell>
          <table:table-cell table:number-columns-repeated="7"/>
          <table:table-cell office:value-type="string" calcext:value-type="string">
            <text:p>Zeilennummer 644: "* DUMMY - AT 0 DF 0&amp;* Cotton heart and button eye&amp;* Looks just like a fluffy gu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PUPPE - ANG 0 VER 0&amp;* Baumwollherz und Knopfauge&amp;* Sieht flauschig aus./",</text:p>
          </table:table-cell>
          <table:table-cell table:number-columns-repeated="7"/>
          <table:table-cell office:value-type="string" calcext:value-type="string">
            <text:p>Zeilennummer 644: "* DUMMY - AT 0 DF 0&amp;* Cotton heart and button eye&amp;* Looks just like a fluffy guy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3* W-wow^1, Kris^1!&amp;* Das war eine Wunderbare Attacke!/",</text:p>
          </table:table-cell>
          <table:table-cell table:number-columns-repeated="7"/>
          <table:table-cell office:value-type="string" calcext:value-type="string">
            <text:p>Zeilennummer 644: "\\E3* W-wow^1, Kris^1!&amp;* That was an amazing attack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Hast du das schonmal gemacht...?/",</text:p>
          </table:table-cell>
          <table:table-cell table:number-columns-repeated="7"/>
          <table:table-cell office:value-type="string" calcext:value-type="string">
            <text:p>Zeilennummer 644: "\\E8* Have you done this before or something...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Gute Arbeit^1, Kris^1!&amp;* Nebenbei^1, Du machst mehr schaden.../",</text:p>
          </table:table-cell>
          <table:table-cell table:number-columns-repeated="7"/>
          <table:table-cell office:value-type="string" calcext:value-type="string">
            <text:p>Zeilennummer 644: "\\E0* Good job^1, Kris^1!&amp;* By the way^1, you'll do more damag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wenn du die [",</text:p>
          </table:table-cell>
          <table:table-cell table:number-columns-repeated="7"/>
          <table:table-cell office:value-type="string" calcext:value-type="string">
            <text:p>Zeilennummer 644: "\\E8* Pressing 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]-Taste verwendest^1, sobald der Zeiger die Linke Box betritt.!/",</text:p>
          </table:table-cell>
          <table:table-cell table:number-columns-repeated="7"/>
          <table:table-cell office:value-type="string" calcext:value-type="string">
            <text:p>Zeilennummer 644: " when the cursor enters the box on the lef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3* Kris^1!&amp;* Geschäft!!!/",</text:p>
          </table:table-cell>
          <table:table-cell table:number-columns-repeated="7"/>
          <table:table-cell office:value-type="string" calcext:value-type="string">
            <text:p>Zeilennummer 644: "\\E3* Kris^1!&amp;* You did it!!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(ich kam fast an meine Grenzen...)/",</text:p>
          </table:table-cell>
          <table:table-cell table:number-columns-repeated="7"/>
          <table:table-cell office:value-type="string" calcext:value-type="string">
            <text:p>Zeilennummer 644: "\\E8* (I was really just about at my limit...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OK, jetzt versuch das VERTEIDIGEN. (\\I1 <text:s text:c="3"/>)/",</text:p>
          </table:table-cell>
          <table:table-cell table:number-columns-repeated="7"/>
          <table:table-cell office:value-type="string" calcext:value-type="string">
            <text:p>Zeilennummer 644: "\\E0* OK, next let's try DEFENDING. (\\I1 <text:s text:c="3"/>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einfach auf (\\I1 <text:s text:c="2"/>) gehen^1 und Feinde verletzen dich weniger.../",</text:p>
          </table:table-cell>
          <table:table-cell table:number-columns-repeated="7"/>
          <table:table-cell office:value-type="string" calcext:value-type="string">
            <text:p>Zeilennummer 644: "* Simply (\\I1 <text:s text:c="2"/>)^1, and the enemy's attack will hurt you les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Und nicht nur das^1, du bekommst auch \\cYTP\\cW!/",</text:p>
          </table:table-cell>
          <table:table-cell table:number-columns-repeated="7"/>
          <table:table-cell office:value-type="string" calcext:value-type="string">
            <text:p>Zeilennummer 644: "* Not only that^1, but you'll also gather \\cYTP\\cW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(achte auf die Orangene- Leiste links^1!)/%",</text:p>
          </table:table-cell>
          <table:table-cell table:number-columns-repeated="7"/>
          <table:table-cell office:value-type="string" calcext:value-type="string">
            <text:p>Zeilennummer 644: "* (Watch the orange big bar on the left^1! I'll explain it next!)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Versuchen wir den \\cYKAMPF\\!&amp; <text:s/>(\\I0 <text:s text:c="3"/>)",</text:p>
          </table:table-cell>
          <table:table-cell table:number-columns-repeated="7"/>
          <table:table-cell office:value-type="string" calcext:value-type="string">
            <text:p>Zeilennummer 644: "* Let's try FIGHTing!&amp; <text:s/>(\\I0 <text:s text:c="3"/>)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Versuchen wir den \\cYSCHUTZ\\!&amp; (\\I1 <text:s text:c="3"/>)",</text:p>
          </table:table-cell>
          <table:table-cell table:number-columns-repeated="7"/>
          <table:table-cell office:value-type="string" calcext:value-type="string">
            <text:p>Zeilennummer 644: "* Let's try DEFENDing!&amp; <text:s/>(\\I1 <text:s text:c="3"/>)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großartig^1, Kris^1!&amp;* Jetzt hast du genug TP/",</text:p>
          </table:table-cell>
          <table:table-cell table:number-columns-repeated="7"/>
          <table:table-cell office:value-type="string" calcext:value-type="string">
            <text:p>Zeilennummer 644: "\\E8* Great job^1, Kris^1!&amp;* Now that you've gathered TP -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Verwende meinen \\cYSPRUCH\\cW, mit den TP-Punkten/",</text:p>
          </table:table-cell>
          <table:table-cell table:number-columns-repeated="7"/>
          <table:table-cell office:value-type="string" calcext:value-type="string">
            <text:p>Zeilennummer 644: "\\E0* How about spending that TP on one of my \\cYSPELLs\\cW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Da du den Feind genug getroffen^1, hast wurde er \\cBMüde\\cW./",</text:p>
          </table:table-cell>
          <table:table-cell table:number-columns-repeated="7"/>
          <table:table-cell office:value-type="string" calcext:value-type="string">
            <text:p>Zeilennummer 644: "* Because you hit the enemy enough^1, it got \\cBTIRED\\c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Nun^1, wenn ich meinen \\cYVERSCHON\\cWspruch verwende.../",</text:p>
          </table:table-cell>
          <table:table-cell table:number-columns-repeated="7"/>
          <table:table-cell office:value-type="string" calcext:value-type="string">
            <text:p>Zeilennummer 644: "* Now^1, if I use my \\cYPACIFY\\cW spell on i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Wird der Gegner einschlafen^1 und wir gewinnen. Friedlich!/%",</text:p>
          </table:table-cell>
          <table:table-cell table:number-columns-repeated="7"/>
          <table:table-cell office:value-type="string" calcext:value-type="string">
            <text:p>Zeilennummer 644: "\\E8* It'll fall asleep^1, and we'll win peacefully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Versuch es!&amp;(\\I2 <text:s text:c="3"/>)",</text:p>
          </table:table-cell>
          <table:table-cell table:number-columns-repeated="7"/>
          <table:table-cell office:value-type="string" calcext:value-type="string">
            <text:p>Zeilennummer 644: "* Let's try SPELLs!&amp; <text:s/>(\\I2 <text:s text:c="3"/>)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wenn du Ihn triffst^1, ühm^1, wird er Müde./",</text:p>
          </table:table-cell>
          <table:table-cell table:number-columns-repeated="7"/>
          <table:table-cell office:value-type="string" calcext:value-type="string">
            <text:p>Zeilennummer 644: "\\E1* If you had^1, um^1, hit the enemy^1, it'd be TIRED no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In dem Fall^1, nutzen wir meinen \\cYVERSCHON\\cW Spruch.../",</text:p>
          </table:table-cell>
          <table:table-cell table:number-columns-repeated="7"/>
          <table:table-cell office:value-type="string" calcext:value-type="string">
            <text:p>Zeilennummer 644: "\\E0* In that case^1, we use my \\cYPACIFY\\cW spell on i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Oh^1, Kris^1, du hast ein \\cYITEM\\cW gefunden?/",</text:p>
          </table:table-cell>
          <table:table-cell table:number-columns-repeated="7"/>
          <table:table-cell office:value-type="string" calcext:value-type="string">
            <text:p>Zeilennummer 644: "\\E0* Oh^1, Kris^1, you found an \\cYITEM\\cW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Ich hab rausgefunden, dass \\cYITEMs\\cW selbstdeutend sind...^1/",</text:p>
          </table:table-cell>
          <table:table-cell table:number-columns-repeated="7"/>
          <table:table-cell office:value-type="string" calcext:value-type="string">
            <text:p>Zeilennummer 644: "\\E1* I figured \\cYITEMs\\cW are self-explanatory^1, so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Also verzichten wir darauf^1, OK?/%",</text:p>
          </table:table-cell>
          <table:table-cell table:number-columns-repeated="7"/>
          <table:table-cell office:value-type="string" calcext:value-type="string">
            <text:p>Zeilennummer 644: "\\E6* Let's skip over them for now^1, OK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3* Du willst wirklich was zu \\cYITEMS\\cW lernen, Kris...?/",</text:p>
          </table:table-cell>
          <table:table-cell table:number-columns-repeated="7"/>
          <table:table-cell office:value-type="string" calcext:value-type="string">
            <text:p>Zeilennummer 644: "\\E3* You really want to learn about \\cYITEMS\\cW, Kris...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OK^1, ich lehre dich!/",</text:p>
          </table:table-cell>
          <table:table-cell table:number-columns-repeated="7"/>
          <table:table-cell office:value-type="string" calcext:value-type="string">
            <text:p>Zeilennummer 644: "\\E0* OK^1, I'll teach you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Ehm.../",</text:p>
          </table:table-cell>
          <table:table-cell table:number-columns-repeated="7"/>
          <table:table-cell office:value-type="string" calcext:value-type="string">
            <text:p>Zeilennummer 644: "\\E1* Errm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Du benutzt Sie^1 und etwas passiert./",</text:p>
          </table:table-cell>
          <table:table-cell table:number-columns-repeated="7"/>
          <table:table-cell office:value-type="string" calcext:value-type="string">
            <text:p>Zeilennummer 644: "\\E0* You use them^1, and something happens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... reicht das?/%",</text:p>
          </table:table-cell>
          <table:table-cell table:number-columns-repeated="7"/>
          <table:table-cell office:value-type="string" calcext:value-type="string">
            <text:p>Zeilennummer 644: "\\E8* ... is that sufficient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Ja^1, haha^1, das \\cYITEM\\cW ist sehr charmant^1, oder?/",</text:p>
          </table:table-cell>
          <table:table-cell table:number-columns-repeated="7"/>
          <table:table-cell office:value-type="string" calcext:value-type="string">
            <text:p>Zeilennummer 644: "\\E6* Yes^1, haha^1, that \\cYITEM\\cW is very pretty^1, isn't i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Ich bin froh, dass es dir gut geht^1, Kris...!/%",</text:p>
          </table:table-cell>
          <table:table-cell table:number-columns-repeated="7"/>
          <table:table-cell office:value-type="string" calcext:value-type="string">
            <text:p>Zeilennummer 644: "\\E8* I'm glad you're enjoying yourself^1, Kris...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Kris^1, du kannst auf dein Abenteuer weitere ITEMS finden!/",</text:p>
          </table:table-cell>
          <table:table-cell table:number-columns-repeated="7"/>
          <table:table-cell office:value-type="string" calcext:value-type="string">
            <text:p>Zeilennummer 644: "\\E8* Kris^1, we can find lots more ITEMs on our journey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welches wir^1, fortfahren..^1. hiernach./%",</text:p>
          </table:table-cell>
          <table:table-cell table:number-columns-repeated="7"/>
          <table:table-cell office:value-type="string" calcext:value-type="string">
            <text:p>Zeilennummer 644: "\\E0* Which^1, will continue..^1. after this tutorial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Kris^1, frag mich bitte ein Spruch zuverwenden./%",</text:p>
          </table:table-cell>
          <table:table-cell table:number-columns-repeated="7"/>
          <table:table-cell office:value-type="string" calcext:value-type="string">
            <text:p>Zeilennummer 644: "\\E8* Kris^1, please ask me to do a spell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Kris^1, willst du es nicht lernen\\cY?\\cW/%",</text:p>
          </table:table-cell>
          <table:table-cell table:number-columns-repeated="7"/>
          <table:table-cell office:value-type="string" calcext:value-type="string">
            <text:p>Zeilennummer 644: "\\E8* Kris^1, wouldn't you rather learn about \\cYSPELLs\\cW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Kris^1, weist du..^1.was ein \\cYSPRUCH\\cW ist?/",</text:p>
          </table:table-cell>
          <table:table-cell table:number-columns-repeated="7"/>
          <table:table-cell office:value-type="string" calcext:value-type="string">
            <text:p>Zeilennummer 644: "\\E6* Kris^1, do you..^1. know what a \\cYSPELL\\cW is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Kann ein Mensch nicht mal danach FRAGEN...?/%",</text:p>
          </table:table-cell>
          <table:table-cell table:number-columns-repeated="7"/>
          <table:table-cell office:value-type="string" calcext:value-type="string">
            <text:p>Zeilennummer 644: "\\E1* Can humans not even ASK people to use them...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Kris^1, was hat dieses Handzeichen bedeutet?/%",</text:p>
          </table:table-cell>
          <table:table-cell table:number-columns-repeated="7"/>
          <table:table-cell office:value-type="string" calcext:value-type="string">
            <text:p>Zeilennummer 644: "\\E6* Kris^1, what if you just give me a hand sign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\\E8 ehmm^1, wenn das zu schwierig ist.../",</text:p>
          </table:table-cell>
          <table:table-cell table:number-columns-repeated="7"/>
          <table:table-cell office:value-type="string" calcext:value-type="string">
            <text:p>Zeilennummer 644: "*\\E8 Ummm^1, if this is too difficul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Fahren wir fort^1, OK?/",</text:p>
          </table:table-cell>
          <table:table-cell table:number-columns-repeated="7"/>
          <table:table-cell office:value-type="string" calcext:value-type="string">
            <text:p>Zeilennummer 644: "* Let's move to the next lesson^1, OK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Wunderbar^1, Kris^1! Auch Heilzauber wirken!/",</text:p>
          </table:table-cell>
          <table:table-cell table:number-columns-repeated="7"/>
          <table:table-cell office:value-type="string" calcext:value-type="string">
            <text:p>Zeilennummer 644: "\\E0* Great^1, Kris^1! A healing spell works too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Erinnerst du dich als du die Puppe \\cYUMARMT\\cW hast?/",</text:p>
          </table:table-cell>
          <table:table-cell table:number-columns-repeated="7"/>
          <table:table-cell office:value-type="string" calcext:value-type="string">
            <text:p>Zeilennummer 644: "\\E0* Remember when you \\cYHUGGED\\cW the dummy by \\I3 <text:s text:c="2"/>ing on i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nun ist sein name \\cYGELB\\cW!/",</text:p>
          </table:table-cell>
          <table:table-cell table:number-columns-repeated="7"/>
          <table:table-cell office:value-type="string" calcext:value-type="string">
            <text:p>Zeilennummer 644: "* Because of that^1, its name turned \\cYYELLOW\\cW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Nun, mit den \\cYVERSCHONUNGS\\cW\\cW &amp;(\\I4 <text:s text:c="2"/>) Befehl gewinnst du!/%",</text:p>
          </table:table-cell>
          <table:table-cell table:number-columns-repeated="7"/>
          <table:table-cell office:value-type="string" calcext:value-type="string">
            <text:p>Zeilennummer 644: "* Now by using the \\cYSPARE\\cW &amp;(\\I4 <text:s text:c="2"/>) command^1, you can win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Wunderbar^1! Wenn ein Feind \\cBMüde\\cW ist, haben wir so gut wie gewonnen!/",</text:p>
          </table:table-cell>
          <table:table-cell table:number-columns-repeated="7"/>
          <table:table-cell office:value-type="string" calcext:value-type="string">
            <text:p>Zeilennummer 644: "\\E0* Great^1, Kris^1! If it was TIRED we would have won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Gut^1, Kris^1! Jetzt haben wir eigentlich gewonnen!/",</text:p>
          </table:table-cell>
          <table:table-cell table:number-columns-repeated="7"/>
          <table:table-cell office:value-type="string" calcext:value-type="string">
            <text:p>Zeilennummer 644: "\\E0* Great^1, Kris^1! We would have won the battle by now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Ich muss dir aber noch was beibringen!/",</text:p>
          </table:table-cell>
          <table:table-cell table:number-columns-repeated="7"/>
          <table:table-cell office:value-type="string" calcext:value-type="string">
            <text:p>Zeilennummer 644: "* Now I have just a little more to teach you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\\I3 <text:s text:c="2"/>en^1! Dadurch^1, werden selbst die schlimmsten Feinde.../",</text:p>
          </table:table-cell>
          <table:table-cell table:number-columns-repeated="7"/>
          <table:table-cell office:value-type="string" calcext:value-type="string">
            <text:p>Zeilennummer 644: "* \\I3 <text:s text:c="2"/>ing^1! Through this^1, even the most violent enemie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\\I3 <text:s text:c="2"/>en^1! Dadurch^1, werden selbst die schlimmsten Feinde.../",</text:p>
          </table:table-cell>
          <table:table-cell table:number-columns-repeated="7"/>
          <table:table-cell office:value-type="string" calcext:value-type="string">
            <text:p>Zeilennummer 644: "* \\I3 <text:s text:c="2"/>ing^1! Through this^1, even the most violent enemie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Siegreich mithilfe &amp;des \\I3 <text:s/>s der Freundlichkeit besiegt/",</text:p>
          </table:table-cell>
          <table:table-cell table:number-columns-repeated="7"/>
          <table:table-cell office:value-type="string" calcext:value-type="string">
            <text:p>Zeilennummer 644: "\\E8* Can be defeated through various \\I3 <text:s text:c="2"/>s of kindness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Siegreich mithilfe &amp;des \\I3 <text:s/>s der Freundlichkeit besiegt/",</text:p>
          </table:table-cell>
          <table:table-cell table:number-columns-repeated="7"/>
          <table:table-cell office:value-type="string" calcext:value-type="string">
            <text:p>Zeilennummer 644: "\\E8* Can be defeated through various \\I3 <text:s text:c="2"/>s of kindness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Kris^1, obwohl es nur eine Puppe ist^1, gib ihr bitte eine UMARMUNG?/%",</text:p>
          </table:table-cell>
          <table:table-cell table:number-columns-repeated="7"/>
          <table:table-cell office:value-type="string" calcext:value-type="string">
            <text:p>Zeilennummer 644: "* Kris^1, though it's just a dummy^1, why not give it a HUG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Kris^1, obwohl es nur eine Puppe ist^1, gibst du ihr bitte eine \\cYUMARMUNG\\??/%",</text:p>
          </table:table-cell>
          <table:table-cell table:number-columns-repeated="7"/>
          <table:table-cell office:value-type="string" calcext:value-type="string">
            <text:p>Zeilennummer 644: "\\E6* Kris^1, though it's just a dummy^1, why not give it a HUG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Versuch es!&amp;(\\I3 <text:s text:c="3"/>)",</text:p>
          </table:table-cell>
          <table:table-cell table:number-columns-repeated="7"/>
          <table:table-cell office:value-type="string" calcext:value-type="string">
            <text:p>Zeilennummer 644: "* Let's ACT!&amp; <text:s/>(\\I3 <text:s text:c="3"/>)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Eh^1, Entschuldige^1, das sie wie ich aussieht.../",</text:p>
          </table:table-cell>
          <table:table-cell table:number-columns-repeated="7"/>
          <table:table-cell office:value-type="string" calcext:value-type="string">
            <text:p>Zeilennummer 644: "* Er^1, sorry^1, it kind of looks like m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Ich war alleine^1, also hatte ich kein anderes Modell.../",</text:p>
          </table:table-cell>
          <table:table-cell table:number-columns-repeated="7"/>
          <table:table-cell office:value-type="string" calcext:value-type="string">
            <text:p>Zeilennummer 644: "\\E1* I've been alone^1, so I didn't have anyone to model it after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Kris^1, da ich es bin^1, bitte sei Nett^1, OK?/%",</text:p>
          </table:table-cell>
          <table:table-cell table:number-columns-repeated="7"/>
          <table:table-cell office:value-type="string" calcext:value-type="string">
            <text:p>Zeilennummer 644: "\\E6* Kris^1, since it's me^1, please be kind to it^1, OK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Du hast die Puppe Umarmt./%",</text:p>
          </table:table-cell>
          <table:table-cell table:number-columns-repeated="7"/>
          <table:table-cell office:value-type="string" calcext:value-type="string">
            <text:p>Zeilennummer 644: "* You hug the DUMMY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Ohh^1, das ist ja niedlich^1, Kris!/",</text:p>
          </table:table-cell>
          <table:table-cell table:number-columns-repeated="7"/>
          <table:table-cell office:value-type="string" calcext:value-type="string">
            <text:p>Zeilennummer 644: "* Aww^1, that's great^1, Kris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Jeder Feind braucht andere Handlungen zur beruhigung./",</text:p>
          </table:table-cell>
          <table:table-cell table:number-columns-repeated="7"/>
          <table:table-cell office:value-type="string" calcext:value-type="string">
            <text:p>Zeilennummer 644: "\\E0* Each enemy has different ACTs that satisfy them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Ist der Feind beruhigt^1, wird sein name \\cYGELB\\cW./",</text:p>
          </table:table-cell>
          <table:table-cell table:number-columns-repeated="7"/>
          <table:table-cell office:value-type="string" calcext:value-type="string">
            <text:p>Zeilennummer 644: "* When an enemy is satisfied^1, its name turns \\cYYELLOW\\c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Wenn das passiert^1, kannst du ihn verschonen mit (\\I4 <text:s text:c="3"/>)!/",</text:p>
          </table:table-cell>
          <table:table-cell table:number-columns-repeated="7"/>
          <table:table-cell office:value-type="string" calcext:value-type="string">
            <text:p>Zeilennummer 644: "* When that happens^1, you can defeat it by SPARING (\\I4 <text:s text:c="3"/>) i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Wenn wir Feinde^1, die wir treffen \\cYVERSCHONEN\\cW^1, brauchen wir keinen \\cYKAMPF\\cW!/%",</text:p>
          </table:table-cell>
          <table:table-cell table:number-columns-repeated="7"/>
          <table:table-cell office:value-type="string" calcext:value-type="string">
            <text:p>Zeilennummer 644: "* If we \\cYSPARE\\cW all the enemies we meet^1, we'll never have to \\cYFIGHT\\cW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Wie liebevoll^1, Kris!/%",</text:p>
          </table:table-cell>
          <table:table-cell table:number-columns-repeated="7"/>
          <table:table-cell office:value-type="string" calcext:value-type="string">
            <text:p>Zeilennummer 644: "* How caring^1, Kris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Wunderbar^1, Kris^1!&amp;* aber ein Umarmung ist genug!/%",</text:p>
          </table:table-cell>
          <table:table-cell table:number-columns-repeated="7"/>
          <table:table-cell office:value-type="string" calcext:value-type="string">
            <text:p>Zeilennummer 644: "* That's great^1, Kris^1!&amp;* Just one hug is enough^1, though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Kris^1, du brauchst niemanden mehr zu umarmen./%",</text:p>
          </table:table-cell>
          <table:table-cell table:number-columns-repeated="7"/>
          <table:table-cell office:value-type="string" calcext:value-type="string">
            <text:p>Zeilennummer 644: "\\E8* Kris^1, you don't need to hug it anymore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Heh...^1? Kris^1, du ziehst die UMARMUNG den Kampf vor?/",</text:p>
          </table:table-cell>
          <table:table-cell table:number-columns-repeated="7"/>
          <table:table-cell office:value-type="string" calcext:value-type="string">
            <text:p>Zeilennummer 644: "* Huh...^1? Kris^1, you'd rather hug it out than figh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.../",</text:p>
          </table:table-cell>
          <table:table-cell table:number-columns-repeated="7"/>
          <table:table-cell office:value-type="string" calcext:value-type="string">
            <text:p>Zeilennummer 644: "\\E1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weißt du was^1, dass ist gut^1! Den Kampf brauchen wir nicht!/",</text:p>
          </table:table-cell>
          <table:table-cell table:number-columns-repeated="7"/>
          <table:table-cell office:value-type="string" calcext:value-type="string">
            <text:p>Zeilennummer 644: "\\E8* You know what^1, that's fine^1! We don't need to figh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OK, jetzt versuchen wir VERTEIDIGEN.(\\I1 <text:s text:c="3"/>)/",</text:p>
          </table:table-cell>
          <table:table-cell table:number-columns-repeated="7"/>
          <table:table-cell office:value-type="string" calcext:value-type="string">
            <text:p>Zeilennummer 644: "* OK, next let's try DEFENDING. (\\I1 <text:s text:c="3"/>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einfach die (\\I1 <text:s text:c="2"/>)-Taste verwenden^1 und du bekommst weniger Schaden.../",</text:p>
          </table:table-cell>
          <table:table-cell table:number-columns-repeated="7"/>
          <table:table-cell office:value-type="string" calcext:value-type="string">
            <text:p>Zeilennummer 644: "* Simply (\\I1 <text:s text:c="2"/>)^1, and the enemy's attack will hurt you les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Und nicht nur das^1, du bekommst auch \\cYTP\\cW!/",</text:p>
          </table:table-cell>
          <table:table-cell table:number-columns-repeated="7"/>
          <table:table-cell office:value-type="string" calcext:value-type="string">
            <text:p>Zeilennummer 644: "* Not only that^1, but you'll also gather \\cYTP\\cW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(achte auf die Orangene- Leiste links^1!)/%",</text:p>
          </table:table-cell>
          <table:table-cell table:number-columns-repeated="7"/>
          <table:table-cell office:value-type="string" calcext:value-type="string">
            <text:p>Zeilennummer 644: "* (Watch the orange big bar on the left^1! I'll explain it nex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Du Umarmst RALSEI./%",</text:p>
          </table:table-cell>
          <table:table-cell table:number-columns-repeated="7"/>
          <table:table-cell office:value-type="string" calcext:value-type="string">
            <text:p>Zeilennummer 644: "* You hug RALSEI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K..^1. Kris!?/%",</text:p>
          </table:table-cell>
          <table:table-cell table:number-columns-repeated="7"/>
          <table:table-cell office:value-type="string" calcext:value-type="string">
            <text:p>Zeilennummer 644: "* K..^1. Kris!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K..^1. Kris!?/",</text:p>
          </table:table-cell>
          <table:table-cell table:number-columns-repeated="7"/>
          <table:table-cell office:value-type="string" calcext:value-type="string">
            <text:p>Zeilennummer 644: "* K..^1. Kris!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Ühmm^1, ich denke nicht^1, ehm.../",</text:p>
          </table:table-cell>
          <table:table-cell table:number-columns-repeated="7"/>
          <table:table-cell office:value-type="string" calcext:value-type="string">
            <text:p>Zeilennummer 644: "\\E8* Ummm^1, I don't think^1, um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Dass du das tun solltest./",</text:p>
          </table:table-cell>
          <table:table-cell table:number-columns-repeated="7"/>
          <table:table-cell office:value-type="string" calcext:value-type="string">
            <text:p>Zeilennummer 644: "* This is what you're supposed to be doing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2* ... aber.../%",</text:p>
          </table:table-cell>
          <table:table-cell table:number-columns-repeated="7"/>
          <table:table-cell office:value-type="string" calcext:value-type="string">
            <text:p>Zeilennummer 644: "\\E2* ... but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Kris...?/",</text:p>
          </table:table-cell>
          <table:table-cell table:number-columns-repeated="7"/>
          <table:table-cell office:value-type="string" calcext:value-type="string">
            <text:p>Zeilennummer 644: "* Kris...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2* Versuchst du^1, mich^1, ehm.../",</text:p>
          </table:table-cell>
          <table:table-cell table:number-columns-repeated="7"/>
          <table:table-cell office:value-type="string" calcext:value-type="string">
            <text:p>Zeilennummer 644: "\\E2* Are you trying^1, to^1, um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Nach einem Umarmungs Tutorial zu fragen...?/%",</text:p>
          </table:table-cell>
          <table:table-cell table:number-columns-repeated="7"/>
          <table:table-cell office:value-type="string" calcext:value-type="string">
            <text:p>Zeilennummer 644: "\\E6* Ask me to give you a tutorial on hugging...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Ühmm^1, ich habe sonst noch nimand Umarmt.../",</text:p>
          </table:table-cell>
          <table:table-cell table:number-columns-repeated="7"/>
          <table:table-cell office:value-type="string" calcext:value-type="string">
            <text:p>Zeilennummer 644: "* Ummm^1, I've never hugged anyone before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(Außer die Puppe,)/",</text:p>
          </table:table-cell>
          <table:table-cell table:number-columns-repeated="7"/>
          <table:table-cell office:value-type="string" calcext:value-type="string">
            <text:p>Zeilennummer 644: "\\E1* (Besides the dummy^1, to test it out,)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2* Also weiß ich nichts dazu^1, Entschuldige.../",</text:p>
          </table:table-cell>
          <table:table-cell table:number-columns-repeated="7"/>
          <table:table-cell office:value-type="string" calcext:value-type="string">
            <text:p>Zeilennummer 644: "\\E2* So I don't know anything about it^1, sorry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7* Oder ich Glaube eher du willst mir das Beibringen!/%",</text:p>
          </table:table-cell>
          <table:table-cell table:number-columns-repeated="7"/>
          <table:table-cell office:value-type="string" calcext:value-type="string">
            <text:p>Zeilennummer 644: "\\E7* I suppose you're the one teaching me^1, haha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2* .../%",</text:p>
          </table:table-cell>
          <table:table-cell table:number-columns-repeated="7"/>
          <table:table-cell office:value-type="string" calcext:value-type="string">
            <text:p>Zeilennummer 644: "\\E2* 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Lass uns \\cYVERSCHONEN\\!&amp;(\\I4 <text:s text:c="3"/>)",</text:p>
          </table:table-cell>
          <table:table-cell table:number-columns-repeated="7"/>
          <table:table-cell office:value-type="string" calcext:value-type="string">
            <text:p>Zeilennummer 644: "* Let's SPARE!&amp; <text:s/>(\\I4 <text:s text:c="3"/>)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B* Erinnerst du dich als du die Puppe \\cYUMARMT\\cW hast?/",</text:p>
          </table:table-cell>
          <table:table-cell table:number-columns-repeated="7"/>
          <table:table-cell office:value-type="string" calcext:value-type="string">
            <text:p>Zeilennummer 644: "\\EB* Remember when you \\cYHUGGED\\cW the dummy by \\I3 <text:s text:c="2"/>ing on it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nun ist sein name \\cYGELB\\cW!/",</text:p>
          </table:table-cell>
          <table:table-cell table:number-columns-repeated="7"/>
          <table:table-cell office:value-type="string" calcext:value-type="string">
            <text:p>Zeilennummer 644: "\\E0* Because of that^1, its name turned \\cYYELLOW\\cW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Nun, mit den \\cYVERSCHONUNGS\\cW\\cW &amp;(\\I4 <text:s text:c="2"/>) Befehl gewinnst du!/%",</text:p>
          </table:table-cell>
          <table:table-cell table:number-columns-repeated="7"/>
          <table:table-cell office:value-type="string" calcext:value-type="string">
            <text:p>Zeilennummer 644: "* Now by using the \\cYSPARE\\cW &amp;(\\I4 <text:s text:c="2"/>) command^1, you can win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Ah^1, Kris^1, ignorier diesen Befehl erstmal!/%",</text:p>
          </table:table-cell>
          <table:table-cell table:number-columns-repeated="7"/>
          <table:table-cell office:value-type="string" calcext:value-type="string">
            <text:p>Zeilennummer 644: "\\E8* Ah^1, Kris^1, don't worry about that command yet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Du bist voller Gnade^1, Kris^1, oder?/%",</text:p>
          </table:table-cell>
          <table:table-cell table:number-columns-repeated="7"/>
          <table:table-cell office:value-type="string" calcext:value-type="string">
            <text:p>Zeilennummer 644: "\\E6* You're really merciful^1, aren't you^1, Kris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Kris^1, du weißt, dass es nur eine Puppe ist^1, richtig...?/%",</text:p>
          </table:table-cell>
          <table:table-cell table:number-columns-repeated="7"/>
          <table:table-cell office:value-type="string" calcext:value-type="string">
            <text:p>Zeilennummer 644: "\\E1* Kris^1, you are aware it's just a dummy^1, right...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Kris^1, nachdem du ein Feind VERSCHONT hast,/",</text:p>
          </table:table-cell>
          <table:table-cell table:number-columns-repeated="7"/>
          <table:table-cell office:value-type="string" calcext:value-type="string">
            <text:p>Zeilennummer 644: "\\E0* Kris^1, since you SPARED an enemy after ACTING,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Hast du einen echten Kampf gewonnen, aber, um.../",</text:p>
          </table:table-cell>
          <table:table-cell table:number-columns-repeated="7"/>
          <table:table-cell office:value-type="string" calcext:value-type="string">
            <text:p>Zeilennummer 644: "\\E1* You would have won in a real battle, but, um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willst du nicht zuerst was anderes^1, lernen?/%",</text:p>
          </table:table-cell>
          <table:table-cell table:number-columns-repeated="7"/>
          <table:table-cell office:value-type="string" calcext:value-type="string">
            <text:p>Zeilennummer 644: "\\E0* Don't you want to learn other things^1, first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Verstehe..^1. Dann^1, beenden wir es vielleicht./",</text:p>
          </table:table-cell>
          <table:table-cell table:number-columns-repeated="7"/>
          <table:table-cell office:value-type="string" calcext:value-type="string">
            <text:p>Zeilennummer 644: "\\E0* I see..^1. Then^1, perhaps we can just end her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Du weist wie man friedlich gewinnt, also.../",</text:p>
          </table:table-cell>
          <table:table-cell table:number-columns-repeated="7"/>
          <table:table-cell office:value-type="string" calcext:value-type="string">
            <text:p>Zeilennummer 644: "\\E1* You know how to win peacefully, so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Reicht es erstmal!/%",</text:p>
          </table:table-cell>
          <table:table-cell table:number-columns-repeated="7"/>
          <table:table-cell office:value-type="string" calcext:value-type="string">
            <text:p>Zeilennummer 644: "\\E8* That's good enough for me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Kris^1, falls du es nicht bemerkt hast^1, wenn du vorher VERTEIDIGST -/",</text:p>
          </table:table-cell>
          <table:table-cell table:number-columns-repeated="7"/>
          <table:table-cell office:value-type="string" calcext:value-type="string">
            <text:p>Zeilennummer 644: "\\E0* Kris^1, if you didn't notice^1, when you DEFENDED before -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steigt die große Orangene TP leiste etwas!/",</text:p>
          </table:table-cell>
          <table:table-cell table:number-columns-repeated="7"/>
          <table:table-cell office:value-type="string" calcext:value-type="string">
            <text:p>Zeilennummer 644: "* The big orange TP bar on the left filled up a bi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<text:s/>Verwende meinen \\cYSPRUCH\\cW, mit den TP-Punkten/",</text:p>
          </table:table-cell>
          <table:table-cell table:number-columns-repeated="7"/>
          <table:table-cell office:value-type="string" calcext:value-type="string">
            <text:p>Zeilennummer 644: "* How about spending that TP on one of my \\cYSPELLs\\cW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Da du den Feind genug getroffen hast^1, wurde er \\cBMÜDE\\cW./",</text:p>
          </table:table-cell>
          <table:table-cell table:number-columns-repeated="7"/>
          <table:table-cell office:value-type="string" calcext:value-type="string">
            <text:p>Zeilennummer 644: "* Because you hit the enemy enough^1, it got \\cBTIRED\\c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Nun^1, wenn ich mein \\cYVERSCHON\\cW spruch verwende.../",</text:p>
          </table:table-cell>
          <table:table-cell table:number-columns-repeated="7"/>
          <table:table-cell office:value-type="string" calcext:value-type="string">
            <text:p>Zeilennummer 644: "* Now^1, if I use my \\cYPACIFY\\cW spell on i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Wird er einschlafen^1 und wir gewinnen. Friedlich!/%",</text:p>
          </table:table-cell>
          <table:table-cell table:number-columns-repeated="7"/>
          <table:table-cell office:value-type="string" calcext:value-type="string">
            <text:p>Zeilennummer 644: "* It'll fall asleep^1, and we'll win peacefully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Ehmm..^1. Kris^1?&amp;* Du brauchst ihn nicht mehr zu attackieren./",</text:p>
          </table:table-cell>
          <table:table-cell table:number-columns-repeated="7"/>
          <table:table-cell office:value-type="string" calcext:value-type="string">
            <text:p>Zeilennummer 644: "\\E1* Ummm..^1. Kris^1?&amp;* You don't need to hit it anymor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Ich weiß dass das du es kannst!/%",</text:p>
          </table:table-cell>
          <table:table-cell table:number-columns-repeated="7"/>
          <table:table-cell office:value-type="string" calcext:value-type="string">
            <text:p>Zeilennummer 644: "\\E8* I already know you're great at attacking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E-hmm^1, Kris..^1. W-wie sage ich das...?/",</text:p>
          </table:table-cell>
          <table:table-cell table:number-columns-repeated="7"/>
          <table:table-cell office:value-type="string" calcext:value-type="string">
            <text:p>Zeilennummer 644: "\\E1* U-umm^1, Kris..^1. H-How do I put this...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Kris^1, ich sehe^1, um^1,wie du mein Abbild attacktierst.../",</text:p>
          </table:table-cell>
          <table:table-cell table:number-columns-repeated="7"/>
          <table:table-cell office:value-type="string" calcext:value-type="string">
            <text:p>Zeilennummer 644: "\\E1* Kris^1, seeing you^1, um^1, attack an effigy of myself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... Kris^1, willst du was sagen?/%",</text:p>
          </table:table-cell>
          <table:table-cell table:number-columns-repeated="7"/>
          <table:table-cell office:value-type="string" calcext:value-type="string">
            <text:p>Zeilennummer 644: "\\E6* ... Kris^1, are you trying to say something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Ah^1, Kris..^1. I..^1. um^1, ich denke ich verstehe./",</text:p>
          </table:table-cell>
          <table:table-cell table:number-columns-repeated="7"/>
          <table:table-cell office:value-type="string" calcext:value-type="string">
            <text:p>Zeilennummer 644: "\\E6* Ah^1, Kris..^1. I..^1. um^1, I think I understand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N^1-nun^1, im laufe..^1. unseres Abenteuers,/",</text:p>
          </table:table-cell>
          <table:table-cell table:number-columns-repeated="7"/>
          <table:table-cell office:value-type="string" calcext:value-type="string">
            <text:p>Zeilennummer 644: "\\E1* W^1-well^1, if..^1. during our adventure,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7* ... darfst du mich auch schlagen^1, das ist OK^1!/%",</text:p>
          </table:table-cell>
          <table:table-cell table:number-columns-repeated="7"/>
          <table:table-cell office:value-type="string" calcext:value-type="string">
            <text:p>Zeilennummer 644: "\\E7* ... if you want to hit me^1, that's OK^1, too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3* Oh^1, Entschuldige^1, Kris^1!&amp;* ich vergass zu sagen^1, wie du \\cYATTACKierst\\.../",</text:p>
          </table:table-cell>
          <table:table-cell table:number-columns-repeated="7"/>
          <table:table-cell office:value-type="string" calcext:value-type="string">
            <text:p>Zeilennummer 644: "\\E3* Oh^1, sorry^1, Kris^1!&amp;* I forgot to mention^1!&amp;* When you're ATTACKing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Drucke [",</text:p>
          </table:table-cell>
          <table:table-cell table:number-columns-repeated="7"/>
          <table:table-cell office:value-type="string" calcext:value-type="string">
            <text:p>Zeilennummer 644: "\\E8* Press 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] nochmal, wenn der Balken in der Mitte ist!/%",</text:p>
          </table:table-cell>
          <table:table-cell table:number-columns-repeated="7"/>
          <table:table-cell office:value-type="string" calcext:value-type="string">
            <text:p>Zeilennummer 644: " again when the cursor goes in the box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Es ist OK^1, Kris^1!&amp;* Du lernst noch^1!&amp;* versuch es nochmal!/%",</text:p>
          </table:table-cell>
          <table:table-cell table:number-columns-repeated="7"/>
          <table:table-cell office:value-type="string" calcext:value-type="string">
            <text:p>Zeilennummer 644: "\\E8* It's OK^1, Kris^1!&amp;* You'll get it^1!&amp;* Try again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\\E8* Drucke [",</text:p>
          </table:table-cell>
          <table:table-cell table:number-columns-repeated="7"/>
          <table:table-cell office:value-type="string" calcext:value-type="string">
            <text:p>Zeilennummer 644: "\\E8* Press 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Ühmm..^1. Du kannst auch mehrmals [",</text:p>
          </table:table-cell>
          <table:table-cell table:number-columns-repeated="7"/>
          <table:table-cell office:value-type="string" calcext:value-type="string">
            <text:p>Zeilennummer 644: "\\E6* Ummm..^1. you can press 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] drucken, wenn das hilft!/%",</text:p>
          </table:table-cell>
          <table:table-cell table:number-columns-repeated="7"/>
          <table:table-cell office:value-type="string" calcext:value-type="string">
            <text:p>Zeilennummer 644: " a lot^1, if it helps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Kris..^1.&amp;* Bitte Druck [",</text:p>
          </table:table-cell>
          <table:table-cell table:number-columns-repeated="7"/>
          <table:table-cell office:value-type="string" calcext:value-type="string">
            <text:p>Zeilennummer 644: "\\E6* Kris..^1.&amp;* Please try to press 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]./%",</text:p>
          </table:table-cell>
          <table:table-cell table:number-columns-repeated="7"/>
          <table:table-cell office:value-type="string" calcext:value-type="string">
            <text:p>Zeilennummer 644: "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Ehmm^1, Kris^1?&amp;* Siehst du das weiße Rechteck?/%",</text:p>
          </table:table-cell>
          <table:table-cell table:number-columns-repeated="7"/>
          <table:table-cell office:value-type="string" calcext:value-type="string">
            <text:p>Zeilennummer 644: "\\E6* Ummm^1, Kris^1?&amp;* Can you see the white rectangle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weißt du was das ist^1?&amp;* Es ist wie ein durch-&amp;einnandergebrachtes Viereck/%",</text:p>
          </table:table-cell>
          <table:table-cell table:number-columns-repeated="7"/>
          <table:table-cell office:value-type="string" calcext:value-type="string">
            <text:p>Zeilennummer 644: "\\E8* You know rectangles^1?&amp;* They're like messed-up squares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9* .../%",</text:p>
          </table:table-cell>
          <table:table-cell table:number-columns-repeated="7"/>
          <table:table-cell office:value-type="string" calcext:value-type="string">
            <text:p>Zeilennummer 644: "\\E9* ..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Ehmm^1, Versuchen wir was anderes/%",</text:p>
          </table:table-cell>
          <table:table-cell table:number-columns-repeated="7"/>
          <table:table-cell office:value-type="string" calcext:value-type="string">
            <text:p>Zeilennummer 644: "\\E6* Umm^1, perhaps we should try something else?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6* Ehmm^1, Versuchen wir was anderes/",</text:p>
          </table:table-cell>
          <table:table-cell table:number-columns-repeated="7"/>
          <table:table-cell office:value-type="string" calcext:value-type="string">
            <text:p>Zeilennummer 644: "\\E6* Umm^1, perhaps we should try something else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Kris^1, falls du es nicht bemerkt hast^1, wenn du vorher \\cYVERTEIDIGST\\cw/",</text:p>
          </table:table-cell>
          <table:table-cell table:number-columns-repeated="7"/>
          <table:table-cell office:value-type="string" calcext:value-type="string">
            <text:p>Zeilennummer 644: "\\E0* Kris^1, if you didn't notice^1, when you DEFENDED before -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steigt die große Orangene TP leiste etwas!/",</text:p>
          </table:table-cell>
          <table:table-cell table:number-columns-repeated="7"/>
          <table:table-cell office:value-type="string" calcext:value-type="string">
            <text:p>Zeilennummer 644: "* The big orange TP bar on the left filled up a bi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Verwende meinen \\cYSPRUCH\\cW, mit den TP-Punkten/",</text:p>
          </table:table-cell>
          <table:table-cell table:number-columns-repeated="7"/>
          <table:table-cell office:value-type="string" calcext:value-type="string">
            <text:p>Zeilennummer 644: "* How about spending that TP on one of my \\cYSPELLs\\cW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Da du den Feind genug getroffen^1, hast wurde er \\cBMÜDE\\cW./",</text:p>
          </table:table-cell>
          <table:table-cell table:number-columns-repeated="7"/>
          <table:table-cell office:value-type="string" calcext:value-type="string">
            <text:p>Zeilennummer 644: "* Because you hit the enemy enough^1, it got \\cBTIRED\\c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Nun^1, wenn ich mein \\cYVERSCHON\\cW Spruch verwende.../",</text:p>
          </table:table-cell>
          <table:table-cell table:number-columns-repeated="7"/>
          <table:table-cell office:value-type="string" calcext:value-type="string">
            <text:p>Zeilennummer 644: "* Now^1, if I use my \\cYPACIFY\\cW spell on i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Wird er einschlafen^1 und wir gewinnen. Friedlich!/%",</text:p>
          </table:table-cell>
          <table:table-cell table:number-columns-repeated="7"/>
          <table:table-cell office:value-type="string" calcext:value-type="string">
            <text:p>Zeilennummer 644: "* It'll fall asleep^1, and we'll win peacefully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Wunderbar^1, Kris^1!&amp;* Somit ist ein echter Kampf zuende!/",</text:p>
          </table:table-cell>
          <table:table-cell table:number-columns-repeated="7"/>
          <table:table-cell office:value-type="string" calcext:value-type="string">
            <text:p>Zeilennummer 644: "\\E0* Great job^1, Kris^1!&amp;* That'd be the end in a real battle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Ich bin echt froh, dass ich dich lehren konnte^1, Kris!/%",</text:p>
          </table:table-cell>
          <table:table-cell table:number-columns-repeated="7"/>
          <table:table-cell office:value-type="string" calcext:value-type="string">
            <text:p>Zeilennummer 644: "\\E8* I'm really happy I had the chance to teach you^1, Kris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9* .../",</text:p>
          </table:table-cell>
          <table:table-cell table:number-columns-repeated="7"/>
          <table:table-cell office:value-type="string" calcext:value-type="string">
            <text:p>Zeilennummer 644: "\\E9* 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8* Kris^1, ich denke, Wir habe^1, um^1, vielleicht.../",</text:p>
          </table:table-cell>
          <table:table-cell table:number-columns-repeated="7"/>
          <table:table-cell office:value-type="string" calcext:value-type="string">
            <text:p>Zeilennummer 644: "\\E8* Kris^1, I think I've^1, um^1, perhaps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Das Ende dises Kurses erreicht./",</text:p>
          </table:table-cell>
          <table:table-cell table:number-columns-repeated="7"/>
          <table:table-cell office:value-type="string" calcext:value-type="string">
            <text:p>Zeilennummer 644: "\\E1* Reached the limits of what I can teach you today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0* Lass uns Susie finden./%",</text:p>
          </table:table-cell>
          <table:table-cell table:number-columns-repeated="7"/>
          <table:table-cell office:value-type="string" calcext:value-type="string">
            <text:p>Zeilennummer 644: "\\E0* Let's go find Susie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9* Kris^1, ich will dich nicht unterbrechen^1, aber.../",</text:p>
          </table:table-cell>
          <table:table-cell table:number-columns-repeated="7"/>
          <table:table-cell office:value-type="string" calcext:value-type="string">
            <text:p>Zeilennummer 644: "\\E9* Kris^1, I don't mean to interrupt^1, bu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3* So zerbrichst du nur die Puppe./",</text:p>
          </table:table-cell>
          <table:table-cell table:number-columns-repeated="7"/>
          <table:table-cell office:value-type="string" calcext:value-type="string">
            <text:p>Zeilennummer 644: "\\E3* You're going to break the dummy at this rate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\\E1* Ich denke ich muss hier abbrechen./%",</text:p>
          </table:table-cell>
          <table:table-cell table:number-columns-repeated="7"/>
          <table:table-cell office:value-type="string" calcext:value-type="string">
            <text:p>Zeilennummer 644: "\\E1* I suppose we'll have to stop here for now.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Skip/%",</text:p>
          </table:table-cell>
          <table:table-cell table:number-columns-repeated="7"/>
          <table:table-cell office:value-type="string" calcext:value-type="string">
            <text:p>Zeilennummer 644: "* Skip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Ralsei ist Erwartungsvoll.",</text:p>
          </table:table-cell>
          <table:table-cell table:number-columns-repeated="7"/>
          <table:table-cell office:value-type="string" calcext:value-type="string">
            <text:p>Zeilennummer 644: "* Ralsei looks on expectedly.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Was?",</text:p>
          </table:table-cell>
          <table:table-cell table:number-columns-repeated="7"/>
          <table:table-cell office:value-type="string" calcext:value-type="string">
            <text:p>Zeilennummer 644: "* What?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Kris^1, falls du es nicht gemerkt hast^1, wenn du vorher \\cYVERTEIDIGST\\cw/",</text:p>
          </table:table-cell>
          <table:table-cell table:number-columns-repeated="7"/>
          <table:table-cell office:value-type="string" calcext:value-type="string">
            <text:p>Zeilennummer 644: "* Kris^1, if you didn't notice^1, when you DEFENDED before -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steigt die große Orangene TP leiste etwas!/",</text:p>
          </table:table-cell>
          <table:table-cell table:number-columns-repeated="7"/>
          <table:table-cell office:value-type="string" calcext:value-type="string">
            <text:p>Zeilennummer 644: "* The big orange TP bar on the left filled up a bit!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Verwende meinen \\cYSPRUCH\\cW, mit den TP-Punkten/",</text:p>
          </table:table-cell>
          <table:table-cell table:number-columns-repeated="7"/>
          <table:table-cell office:value-type="string" calcext:value-type="string">
            <text:p>Zeilennummer 644: "* How about spending that TP on one of my \\cYSPELLs\\cW?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Da du den Feind genug getroffen^1, hast wurde er \\cBMüde\\cW./",</text:p>
          </table:table-cell>
          <table:table-cell table:number-columns-repeated="7"/>
          <table:table-cell office:value-type="string" calcext:value-type="string">
            <text:p>Zeilennummer 644: "* Because you hit the enemy enough^1, it got \\cBTIRED\\cW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Nun^1, wenn du mein \\cYVERSCHONUNGS\\cW Zauber verwendest.../",</text:p>
          </table:table-cell>
          <table:table-cell table:number-columns-repeated="7"/>
          <table:table-cell office:value-type="string" calcext:value-type="string">
            <text:p>Zeilennummer 644: "* Now^1, if I use my \\cYPACIFY\\cW spell on it.../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* Schläft er ein^1 und wir gewinnen. Friedlich!/%",</text:p>
          </table:table-cell>
          <table:table-cell table:number-columns-repeated="7"/>
          <table:table-cell office:value-type="string" calcext:value-type="string">
            <text:p>Zeilennummer 644: "* It'll fall asleep^1, and we'll win peacefully!/%"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ilennummer 644: "(Müde)",</text:p>
          </table:table-cell>
          <table:table-cell table:number-columns-repeated="7"/>
          <table:table-cell office:value-type="string" calcext:value-type="string">
            <text:p>Zeilennummer 644: "(Tired)",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Zeilennummer 644: "] when the white rectangle's in the blue box!/%",</text:p>
          </table:table-cell>
          <table:table-cell table:style-name="ce1" table:number-columns-repeated="7"/>
          <table:table-cell table:style-name="ce1" office:value-type="string" calcext:value-type="string">
            <text:p>Zeilennummer 644: " when the white rectangle's in the blue box!/%",</text:p>
          </table:table-cell>
          <table:table-cell table:style-name="ce1" table:number-columns-repeated="9"/>
        </table:table-row>
      </table:table>
      <table:table table:name="tutorialbattleevent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830: "\\E8* Oh, das hat Spaß gemacht^1!, du bist ein wunderbarer Student^1!/",</text:p>
          </table:table-cell>
          <table:table-cell table:number-columns-repeated="6"/>
          <table:table-cell office:value-type="string" calcext:value-type="string">
            <text:p>Zeilennummer 830: "\\E8* Oh^1, that was fun^1!&amp;* You're a wonderful student^1, Kri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830: "\\E1* ... und^1, ehm^1, falls du eine Wiederholung brauchst, ich.../",</text:p>
          </table:table-cell>
          <table:table-cell table:number-columns-repeated="6"/>
          <table:table-cell office:value-type="string" calcext:value-type="string">
            <text:p>Zeilennummer 830: "\\E1* ... and^1, er^1, in case you ever need a refresher,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830: "\\E8* Hier^1!&amp;* ich habe eine Anleitung geschrieben!/",</text:p>
          </table:table-cell>
          <table:table-cell table:number-columns-repeated="6"/>
          <table:table-cell office:value-type="string" calcext:value-type="string">
            <text:p>Zeilennummer 830: "\\E8* Here^1!&amp;* I wrote a Manual for you and Susi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830: "\\E0* Druck [",</text:p>
          </table:table-cell>
          <table:table-cell table:number-columns-repeated="6"/>
          <table:table-cell office:value-type="string" calcext:value-type="string">
            <text:p>Zeilennummer 830: "\\E0* Press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830: "] und du findest deine ITEMS./",</text:p>
          </table:table-cell>
          <table:table-cell table:number-columns-repeated="6"/>
          <table:table-cell office:value-type="string" calcext:value-type="string">
            <text:p>Zeilennummer 830: " to open the menu and use it in your ITEM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830: "* (Anleitung erhalten.)/%",</text:p>
          </table:table-cell>
          <table:table-cell table:number-columns-repeated="6"/>
          <table:table-cell office:value-type="string" calcext:value-type="string">
            <text:p>Zeilennummer 830: "* (You got the Manual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830: "\\E6* Entschuldige^1, Kris^1. Bald bin ich ein besserer Lehrer./",</text:p>
          </table:table-cell>
          <table:table-cell table:number-columns-repeated="6"/>
          <table:table-cell office:value-type="string" calcext:value-type="string">
            <text:p>Zeilennummer 830: "\\E6* Sorry^1, Kris^1. I'll try to be a better teacher next tim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830: "\\E1* ... Eigentlich^1, Ehmm^1, wenn du lieber lesen ^1, willst.../",</text:p>
          </table:table-cell>
          <table:table-cell table:number-columns-repeated="6"/>
          <table:table-cell office:value-type="string" calcext:value-type="string">
            <text:p>Zeilennummer 830: "\\E1* ... Actually^1, umm^1, if you prefer to read^1, instead.../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32:48.351000000</meta:creation-date>
    <dc:date>2023-06-18T23:05:10.277000000</dc:date>
    <meta:editing-duration>PT2M50S</meta:editing-duration>
    <meta:editing-cycles>2</meta:editing-cycles>
    <meta:generator>LibreOffice/7.4.3.2$Windows_X86_64 LibreOffice_project/1048a8393ae2eeec98dff31b5c133c5f1d08b890</meta:generator>
    <meta:document-statistic meta:table-count="2" meta:cell-count="382" meta:object-count="0"/>
  </office:meta>
</office:document-meta>
</file>